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97cm"/>
    </style:style>
    <style:style style:name="co2" style:family="table-column">
      <style:table-column-properties fo:break-before="auto" style:column-width="1.723cm"/>
    </style:style>
    <style:style style:name="co3" style:family="table-column">
      <style:table-column-properties fo:break-before="auto" style:column-width="1.75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7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irst" table:style-name="ta1">
        <table:shapes>
          <draw:frame draw:z-index="0" draw:style-name="gr1" draw:text-style-name="P1" svg:width="6.945cm" svg:height="4.791cm" svg:x="12.462cm" svg:y="6.258cm">
            <draw:object draw:notify-on-update-of-ranges="first.A2:first.A2 first.A3:first.A22 first.D2:first.D2 first.D3:first.D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112cm" svg:height="4.803cm" svg:x="19.56cm" svg:y="6.516cm">
            <draw:object draw:notify-on-update-of-ranges="first.B2:first.B2 first.B3:first.B22 first.E2:first.E2 first.E3:first.E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7.293cm" svg:height="4.14cm" svg:x="20.06cm" svg:y="1.219cm">
            <draw:object draw:notify-on-update-of-ranges="first.C2:first.C2 first.C3:first.C22 first.F2:first.F2 first.F3:first.F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first_fit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best_fit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first_before</text:p>
          </table:table-cell>
          <table:table-cell office:value-type="string" calcext:value-type="string">
            <text:p>first_after</text:p>
          </table:table-cell>
          <table:table-cell office:value-type="string" calcext:value-type="string">
            <text:p>first_time</text:p>
          </table:table-cell>
          <table:table-cell office:value-type="string" calcext:value-type="string">
            <text:p>best_before</text:p>
          </table:table-cell>
          <table:table-cell office:value-type="string" calcext:value-type="string">
            <text:p>best_after</text:p>
          </table:table-cell>
          <table:table-cell office:value-type="string" calcext:value-type="string">
            <text:p>best_time</text:p>
          </table:table-cell>
          <table:table-cell table:number-columns-repeated="3"/>
        </table:table-row>
        <table:table-row table:style-name="ro1">
          <table:table-cell office:value-type="float" office:value="0.971756" calcext:value-type="float">
            <text:p>0.971756</text:p>
          </table:table-cell>
          <table:table-cell office:value-type="float" office:value="0.19564" calcext:value-type="float">
            <text:p>0.19564</text:p>
          </table:table-cell>
          <table:table-cell office:value-type="float" office:value="273" calcext:value-type="float">
            <text:p>273</text:p>
          </table:table-cell>
          <table:table-cell office:value-type="float" office:value="0.971756" calcext:value-type="float">
            <text:p>0.971756</text:p>
          </table:table-cell>
          <table:table-cell office:value-type="float" office:value="0.19564" calcext:value-type="float">
            <text:p>0.19564</text:p>
          </table:table-cell>
          <table:table-cell office:value-type="float" office:value="285" calcext:value-type="float">
            <text:p>285</text:p>
          </table:table-cell>
          <table:table-cell/>
          <table:table-cell table:style-name="ce3" office:value-type="string" calcext:value-type="string" table:number-columns-spanned="2" table:number-rows-spanned="13">
            <text:p>结论：</text:p>
            <text:p>首次适配内存碎片多，</text:p>
            <text:p>内存使用率较低，</text:p>
            <text:p>但malloc()时间短，</text:p>
            <text:p>时间性能好</text:p>
            <text:p>最佳适配内存使用率更高，</text:p>
            <text:p>但malloc()时间比首次适配长，</text:p>
            <text:p>时间性能差</text:p>
            <text:p/>
          </table:table-cell>
          <table:covered-table-cell/>
        </table:table-row>
        <table:table-row table:style-name="ro1">
          <table:table-cell office:value-type="float" office:value="0.93191" calcext:value-type="float">
            <text:p>0.93191</text:p>
          </table:table-cell>
          <table:table-cell office:value-type="float" office:value="0.168728" calcext:value-type="float">
            <text:p>0.168728</text:p>
          </table:table-cell>
          <table:table-cell office:value-type="float" office:value="318" calcext:value-type="float">
            <text:p>318</text:p>
          </table:table-cell>
          <table:table-cell office:value-type="float" office:value="0.949655" calcext:value-type="float">
            <text:p>0.949655</text:p>
          </table:table-cell>
          <table:table-cell office:value-type="float" office:value="0.17202" calcext:value-type="float">
            <text:p>0.17202</text:p>
          </table:table-cell>
          <table:table-cell office:value-type="float" office:value="966" calcext:value-type="float">
            <text:p>966</text:p>
          </table:table-cell>
          <table:table-cell/>
          <table:covered-table-cell table:number-columns-repeated="2"/>
        </table:table-row>
        <table:table-row table:style-name="ro1">
          <table:table-cell office:value-type="float" office:value="0.905191" calcext:value-type="float">
            <text:p>0.905191</text:p>
          </table:table-cell>
          <table:table-cell office:value-type="float" office:value="0.150031" calcext:value-type="float">
            <text:p>0.150031</text:p>
          </table:table-cell>
          <table:table-cell office:value-type="float" office:value="415" calcext:value-type="float">
            <text:p>415</text:p>
          </table:table-cell>
          <table:table-cell office:value-type="float" office:value="0.92629" calcext:value-type="float">
            <text:p>0.92629</text:p>
          </table:table-cell>
          <table:table-cell office:value-type="float" office:value="0.153618" calcext:value-type="float">
            <text:p>0.153618</text:p>
          </table:table-cell>
          <table:table-cell office:value-type="float" office:value="1128" calcext:value-type="float">
            <text:p>1128</text:p>
          </table:table-cell>
          <table:table-cell/>
          <table:covered-table-cell table:number-columns-repeated="2"/>
        </table:table-row>
        <table:table-row table:style-name="ro1">
          <table:table-cell office:value-type="float" office:value="0.880268" calcext:value-type="float">
            <text:p>0.880268</text:p>
          </table:table-cell>
          <table:table-cell office:value-type="float" office:value="0.126439" calcext:value-type="float">
            <text:p>0.126439</text:p>
          </table:table-cell>
          <table:table-cell office:value-type="float" office:value="649" calcext:value-type="float">
            <text:p>649</text:p>
          </table:table-cell>
          <table:table-cell office:value-type="float" office:value="0.900997" calcext:value-type="float">
            <text:p>0.900997</text:p>
          </table:table-cell>
          <table:table-cell office:value-type="float" office:value="0.129554" calcext:value-type="float">
            <text:p>0.129554</text:p>
          </table:table-cell>
          <table:table-cell office:value-type="float" office:value="1042" calcext:value-type="float">
            <text:p>1042</text:p>
          </table:table-cell>
          <table:table-cell/>
          <table:covered-table-cell table:number-columns-repeated="2"/>
        </table:table-row>
        <table:table-row table:style-name="ro1">
          <table:table-cell office:value-type="float" office:value="0.855551" calcext:value-type="float">
            <text:p>0.855551</text:p>
          </table:table-cell>
          <table:table-cell office:value-type="float" office:value="0.099824" calcext:value-type="float">
            <text:p>0.099824</text:p>
          </table:table-cell>
          <table:table-cell office:value-type="float" office:value="354" calcext:value-type="float">
            <text:p>354</text:p>
          </table:table-cell>
          <table:table-cell office:value-type="float" office:value="0.87578" calcext:value-type="float">
            <text:p>0.87578</text:p>
          </table:table-cell>
          <table:table-cell office:value-type="float" office:value="0.102399" calcext:value-type="float">
            <text:p>0.102399</text:p>
          </table:table-cell>
          <table:table-cell office:value-type="float" office:value="1054" calcext:value-type="float">
            <text:p>1054</text:p>
          </table:table-cell>
          <table:table-cell/>
          <table:covered-table-cell table:number-columns-repeated="2"/>
        </table:table-row>
        <table:table-row table:style-name="ro1">
          <table:table-cell office:value-type="float" office:value="0.835283" calcext:value-type="float">
            <text:p>0.835283</text:p>
          </table:table-cell>
          <table:table-cell office:value-type="float" office:value="0.0807134" calcext:value-type="float">
            <text:p>0.0807134</text:p>
          </table:table-cell>
          <table:table-cell office:value-type="float" office:value="324" calcext:value-type="float">
            <text:p>324</text:p>
          </table:table-cell>
          <table:table-cell office:value-type="float" office:value="0.854987" calcext:value-type="float">
            <text:p>0.854987</text:p>
          </table:table-cell>
          <table:table-cell office:value-type="float" office:value="0.082809" calcext:value-type="float">
            <text:p>0.082809</text:p>
          </table:table-cell>
          <table:table-cell office:value-type="float" office:value="1001" calcext:value-type="float">
            <text:p>1001</text:p>
          </table:table-cell>
          <table:table-cell/>
          <table:covered-table-cell table:number-columns-repeated="2"/>
        </table:table-row>
        <table:table-row table:style-name="ro1">
          <table:table-cell office:value-type="float" office:value="0.811084" calcext:value-type="float">
            <text:p>0.811084</text:p>
          </table:table-cell>
          <table:table-cell office:value-type="float" office:value="0.0575978" calcext:value-type="float">
            <text:p>0.0575978</text:p>
          </table:table-cell>
          <table:table-cell office:value-type="float" office:value="307" calcext:value-type="float">
            <text:p>307</text:p>
          </table:table-cell>
          <table:table-cell office:value-type="float" office:value="0.830138" calcext:value-type="float">
            <text:p>0.830138</text:p>
          </table:table-cell>
          <table:table-cell office:value-type="float" office:value="0.0592054" calcext:value-type="float">
            <text:p>0.0592054</text:p>
          </table:table-cell>
          <table:table-cell office:value-type="float" office:value="1014" calcext:value-type="float">
            <text:p>1014</text:p>
          </table:table-cell>
          <table:table-cell/>
          <table:covered-table-cell table:number-columns-repeated="2"/>
        </table:table-row>
        <table:table-row table:style-name="ro1">
          <table:table-cell office:value-type="float" office:value="0.792439" calcext:value-type="float">
            <text:p>0.792439</text:p>
          </table:table-cell>
          <table:table-cell office:value-type="float" office:value="0.0366768" calcext:value-type="float">
            <text:p>0.0366768</text:p>
          </table:table-cell>
          <table:table-cell office:value-type="float" office:value="316" calcext:value-type="float">
            <text:p>316</text:p>
          </table:table-cell>
          <table:table-cell office:value-type="float" office:value="0.811118" calcext:value-type="float">
            <text:p>0.811118</text:p>
          </table:table-cell>
          <table:table-cell office:value-type="float" office:value="0.037788" calcext:value-type="float">
            <text:p>0.037788</text:p>
          </table:table-cell>
          <table:table-cell office:value-type="float" office:value="1032" calcext:value-type="float">
            <text:p>1032</text:p>
          </table:table-cell>
          <table:table-cell/>
          <table:covered-table-cell table:number-columns-repeated="2"/>
        </table:table-row>
        <table:table-row table:style-name="ro1">
          <table:table-cell office:value-type="float" office:value="0.764947" calcext:value-type="float">
            <text:p>0.764947</text:p>
          </table:table-cell>
          <table:table-cell office:value-type="float" office:value="0.0125756" calcext:value-type="float">
            <text:p>0.0125756</text:p>
          </table:table-cell>
          <table:table-cell office:value-type="float" office:value="327" calcext:value-type="float">
            <text:p>327</text:p>
          </table:table-cell>
          <table:table-cell office:value-type="float" office:value="0.783197" calcext:value-type="float">
            <text:p>0.783197</text:p>
          </table:table-cell>
          <table:table-cell office:value-type="float" office:value="0.0132635" calcext:value-type="float">
            <text:p>0.0132635</text:p>
          </table:table-cell>
          <table:table-cell office:value-type="float" office:value="1208" calcext:value-type="float">
            <text:p>1208</text:p>
          </table:table-cell>
          <table:table-cell/>
          <table:covered-table-cell table:number-columns-repeated="2"/>
        </table:table-row>
        <table:table-row table:style-name="ro1">
          <table:table-cell office:value-type="float" office:value="0.752466" calcext:value-type="float">
            <text:p>0.752466</text:p>
          </table:table-cell>
          <table:table-cell office:value-type="float" office:value="0.0493829" calcext:value-type="float">
            <text:p>0.0493829</text:p>
          </table:table-cell>
          <table:table-cell office:value-type="float" office:value="303" calcext:value-type="float">
            <text:p>303</text:p>
          </table:table-cell>
          <table:table-cell office:value-type="float" office:value="0.770534" calcext:value-type="float">
            <text:p>0.770534</text:p>
          </table:table-cell>
          <table:table-cell office:value-type="float" office:value="0.0507655" calcext:value-type="float">
            <text:p>0.0507655</text:p>
          </table:table-cell>
          <table:table-cell office:value-type="float" office:value="1347" calcext:value-type="float">
            <text:p>1347</text:p>
          </table:table-cell>
          <table:table-cell/>
          <table:covered-table-cell table:number-columns-repeated="2"/>
        </table:table-row>
        <table:table-row table:style-name="ro1">
          <table:table-cell office:value-type="float" office:value="0.785483" calcext:value-type="float">
            <text:p>0.785483</text:p>
          </table:table-cell>
          <table:table-cell office:value-type="float" office:value="0.0284237" calcext:value-type="float">
            <text:p>0.0284237</text:p>
          </table:table-cell>
          <table:table-cell office:value-type="float" office:value="323" calcext:value-type="float">
            <text:p>323</text:p>
          </table:table-cell>
          <table:table-cell office:value-type="float" office:value="0.803924" calcext:value-type="float">
            <text:p>0.803924</text:p>
          </table:table-cell>
          <table:table-cell office:value-type="float" office:value="0.0294302" calcext:value-type="float">
            <text:p>0.0294302</text:p>
          </table:table-cell>
          <table:table-cell office:value-type="float" office:value="1347" calcext:value-type="float">
            <text:p>1347</text:p>
          </table:table-cell>
          <table:table-cell/>
          <table:covered-table-cell table:number-columns-repeated="2"/>
        </table:table-row>
        <table:table-row table:style-name="ro1">
          <table:table-cell office:value-type="float" office:value="0.762066" calcext:value-type="float">
            <text:p>0.762066</text:p>
          </table:table-cell>
          <table:table-cell office:value-type="float" office:value="0.00984296" calcext:value-type="float">
            <text:p>0.00984296</text:p>
          </table:table-cell>
          <table:table-cell office:value-type="float" office:value="311" calcext:value-type="float">
            <text:p>311</text:p>
          </table:table-cell>
          <table:table-cell office:value-type="float" office:value="0.780344" calcext:value-type="float">
            <text:p>0.780344</text:p>
          </table:table-cell>
          <table:table-cell office:value-type="float" office:value="0.0105024" calcext:value-type="float">
            <text:p>0.0105024</text:p>
          </table:table-cell>
          <table:table-cell office:value-type="float" office:value="1184" calcext:value-type="float">
            <text:p>1184</text:p>
          </table:table-cell>
          <table:table-cell/>
          <table:covered-table-cell table:number-columns-repeated="2"/>
        </table:table-row>
        <table:table-row table:style-name="ro1">
          <table:table-cell office:value-type="float" office:value="0.743303" calcext:value-type="float">
            <text:p>0.743303</text:p>
          </table:table-cell>
          <table:table-cell office:value-type="float" office:value="0.0432506" calcext:value-type="float">
            <text:p>0.0432506</text:p>
          </table:table-cell>
          <table:table-cell office:value-type="float" office:value="374" calcext:value-type="float">
            <text:p>374</text:p>
          </table:table-cell>
          <table:table-cell office:value-type="float" office:value="0.761071" calcext:value-type="float">
            <text:p>0.761071</text:p>
          </table:table-cell>
          <table:table-cell office:value-type="float" office:value="0.044589" calcext:value-type="float">
            <text:p>0.044589</text:p>
          </table:table-cell>
          <table:table-cell office:value-type="float" office:value="1178" calcext:value-type="float">
            <text:p>1178</text:p>
          </table:table-cell>
          <table:table-cell/>
          <table:covered-table-cell table:number-columns-repeated="2"/>
        </table:table-row>
        <table:table-row table:style-name="ro1">
          <table:table-cell office:value-type="float" office:value="0.778085" calcext:value-type="float">
            <text:p>0.778085</text:p>
          </table:table-cell>
          <table:table-cell office:value-type="float" office:value="0.0189781" calcext:value-type="float">
            <text:p>0.0189781</text:p>
          </table:table-cell>
          <table:table-cell office:value-type="float" office:value="383" calcext:value-type="float">
            <text:p>383</text:p>
          </table:table-cell>
          <table:table-cell office:value-type="float" office:value="0.796575" calcext:value-type="float">
            <text:p>0.796575</text:p>
          </table:table-cell>
          <table:table-cell office:value-type="float" office:value="0.0198152" calcext:value-type="float">
            <text:p>0.0198152</text:p>
          </table:table-cell>
          <table:table-cell office:value-type="float" office:value="1154" calcext:value-type="float">
            <text:p>1154</text:p>
          </table:table-cell>
          <table:table-cell table:number-columns-repeated="3"/>
        </table:table-row>
        <table:table-row table:style-name="ro1">
          <table:table-cell office:value-type="float" office:value="0.756405" calcext:value-type="float">
            <text:p>0.756405</text:p>
          </table:table-cell>
          <table:table-cell office:value-type="float" office:value="0.0558859" calcext:value-type="float">
            <text:p>0.0558859</text:p>
          </table:table-cell>
          <table:table-cell office:value-type="float" office:value="359" calcext:value-type="float">
            <text:p>359</text:p>
          </table:table-cell>
          <table:table-cell office:value-type="float" office:value="0.776875" calcext:value-type="float">
            <text:p>0.776875</text:p>
          </table:table-cell>
          <table:table-cell office:value-type="float" office:value="0.057613" calcext:value-type="float">
            <text:p>0.057613</text:p>
          </table:table-cell>
          <table:table-cell office:value-type="float" office:value="1227" calcext:value-type="float">
            <text:p>1227</text:p>
          </table:table-cell>
          <table:table-cell table:number-columns-repeated="3"/>
        </table:table-row>
        <table:table-row table:style-name="ro1">
          <table:table-cell office:value-type="float" office:value="0.786331" calcext:value-type="float">
            <text:p>0.786331</text:p>
          </table:table-cell>
          <table:table-cell office:value-type="float" office:value="0.0336991" calcext:value-type="float">
            <text:p>0.0336991</text:p>
          </table:table-cell>
          <table:table-cell office:value-type="float" office:value="333" calcext:value-type="float">
            <text:p>333</text:p>
          </table:table-cell>
          <table:table-cell office:value-type="float" office:value="0.807507" calcext:value-type="float">
            <text:p>0.807507</text:p>
          </table:table-cell>
          <table:table-cell office:value-type="float" office:value="0.0349392" calcext:value-type="float">
            <text:p>0.0349392</text:p>
          </table:table-cell>
          <table:table-cell office:value-type="float" office:value="1171" calcext:value-type="float">
            <text:p>1171</text:p>
          </table:table-cell>
          <table:table-cell table:number-columns-repeated="3"/>
        </table:table-row>
        <table:table-row table:style-name="ro1">
          <table:table-cell office:value-type="float" office:value="0.761222" calcext:value-type="float">
            <text:p>0.761222</text:p>
          </table:table-cell>
          <table:table-cell office:value-type="float" office:value="0.0108606" calcext:value-type="float">
            <text:p>0.0108606</text:p>
          </table:table-cell>
          <table:table-cell office:value-type="float" office:value="300" calcext:value-type="float">
            <text:p>300</text:p>
          </table:table-cell>
          <table:table-cell office:value-type="float" office:value="0.781693" calcext:value-type="float">
            <text:p>0.781693</text:p>
          </table:table-cell>
          <table:table-cell office:value-type="float" office:value="0.0115244" calcext:value-type="float">
            <text:p>0.0115244</text:p>
          </table:table-cell>
          <table:table-cell office:value-type="float" office:value="1076" calcext:value-type="float">
            <text:p>1076</text:p>
          </table:table-cell>
          <table:table-cell table:number-columns-repeated="3"/>
        </table:table-row>
        <table:table-row table:style-name="ro1">
          <table:table-cell office:value-type="float" office:value="0.739509" calcext:value-type="float">
            <text:p>0.739509</text:p>
          </table:table-cell>
          <table:table-cell office:value-type="float" office:value="0.0462484" calcext:value-type="float">
            <text:p>0.0462484</text:p>
          </table:table-cell>
          <table:table-cell office:value-type="float" office:value="301" calcext:value-type="float">
            <text:p>301</text:p>
          </table:table-cell>
          <table:table-cell office:value-type="float" office:value="0.759669" calcext:value-type="float">
            <text:p>0.759669</text:p>
          </table:table-cell>
          <table:table-cell office:value-type="float" office:value="0.047812" calcext:value-type="float">
            <text:p>0.047812</text:p>
          </table:table-cell>
          <table:table-cell office:value-type="float" office:value="1035" calcext:value-type="float">
            <text:p>1035</text:p>
          </table:table-cell>
          <table:table-cell table:number-columns-repeated="3"/>
        </table:table-row>
        <table:table-row table:style-name="ro1">
          <table:table-cell office:value-type="float" office:value="0.774566" calcext:value-type="float">
            <text:p>0.774566</text:p>
          </table:table-cell>
          <table:table-cell office:value-type="float" office:value="0.0233541" calcext:value-type="float">
            <text:p>0.0233541</text:p>
          </table:table-cell>
          <table:table-cell office:value-type="float" office:value="299" calcext:value-type="float">
            <text:p>299</text:p>
          </table:table-cell>
          <table:table-cell office:value-type="float" office:value="0.795507" calcext:value-type="float">
            <text:p>0.795507</text:p>
          </table:table-cell>
          <table:table-cell office:value-type="float" office:value="0.0243095" calcext:value-type="float">
            <text:p>0.0243095</text:p>
          </table:table-cell>
          <table:table-cell office:value-type="float" office:value="1032" calcext:value-type="float">
            <text:p>1032</text:p>
          </table:table-cell>
          <table:table-cell table:number-columns-repeated="3"/>
        </table:table-row>
        <table:table-row table:style-name="ro1">
          <table:table-cell office:value-type="float" office:value="0.756257" calcext:value-type="float">
            <text:p>0.756257</text:p>
          </table:table-cell>
          <table:table-cell office:value-type="float" office:value="0.00372121" calcext:value-type="float">
            <text:p>0.00372121</text:p>
          </table:table-cell>
          <table:table-cell office:value-type="float" office:value="302" calcext:value-type="float">
            <text:p>302</text:p>
          </table:table-cell>
          <table:table-cell office:value-type="float" office:value="0.776537" calcext:value-type="float">
            <text:p>0.776537</text:p>
          </table:table-cell>
          <table:table-cell office:value-type="float" office:value="0.00415267" calcext:value-type="float">
            <text:p>0.00415267</text:p>
          </table:table-cell>
          <table:table-cell office:value-type="float" office:value="991" calcext:value-type="float">
            <text:p>99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name-complex="Noto Sans CJK S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00/00/00</text:date>, <text:time style:data-style-name="N2" text:time-value="16:26:26.977533430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13T16:38:40.604559595</dc:date>
    <meta:editing-duration>PT7M50S</meta:editing-duration>
    <meta:editing-cycles>2</meta:editing-cycles>
    <meta:generator>LibreOffice/6.4.7.2$Linux_X86_64 LibreOffice_project/40$Build-2</meta:generator>
    <meta:document-statistic meta:table-count="1" meta:cell-count="129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.946cm" svg:height="4.792cm" xlink:href=".." xlink:type="simple" chart:class="chart:bar" chart:style-name="ch1">
        <chart:legend chart:legend-position="end" svg:x="4.392cm" svg:y="1.848cm" style:legend-expansion="high" chart:style-name="ch2"/>
        <chart:plot-area chart:style-name="ch3" table:cell-range-address="first.A2:first.A22 first.D2:first.D22" chart:data-source-has-labels="row" svg:x="0.034cm" svg:y="0.088cm" svg:width="4.696cm" svg:height="4.775cm">
          <chartooo:coordinate-region svg:x="0.761cm" svg:y="0.288cm" svg:width="3.969cm" svg:height="3.78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irst.A3:first.A22" chart:label-cell-address="first.A2:first.A2" chart:class="chart:bar">
            <chart:data-point chart:repeated="20"/>
          </chart:series>
          <chart:series chart:style-name="ch8" chart:values-cell-range-address="first.D3:first.D22" chart:label-cell-address="first.D2:first.D2" chart:class="chart:ba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rst_before</text:p>
                <draw:g>
                  <svg:desc>first.A2:first.A2</svg:desc>
                </draw:g>
              </table:table-cell>
              <table:table-cell office:value-type="string">
                <text:p>best_before</text:p>
                <draw:g>
                  <svg:desc>first.D2:first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71756">
                <text:p>0.971756</text:p>
                <draw:g>
                  <svg:desc>first.A3:first.A22</svg:desc>
                </draw:g>
              </table:table-cell>
              <table:table-cell office:value-type="float" office:value="0.971756">
                <text:p>0.971756</text:p>
                <draw:g>
                  <svg:desc>first.D3:first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3191">
                <text:p>0.93191</text:p>
              </table:table-cell>
              <table:table-cell office:value-type="float" office:value="0.949655">
                <text:p>0.9496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05191">
                <text:p>0.905191</text:p>
              </table:table-cell>
              <table:table-cell office:value-type="float" office:value="0.92629">
                <text:p>0.926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80268">
                <text:p>0.880268</text:p>
              </table:table-cell>
              <table:table-cell office:value-type="float" office:value="0.900997">
                <text:p>0.9009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55551">
                <text:p>0.855551</text:p>
              </table:table-cell>
              <table:table-cell office:value-type="float" office:value="0.87578">
                <text:p>0.875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35283">
                <text:p>0.835283</text:p>
              </table:table-cell>
              <table:table-cell office:value-type="float" office:value="0.854987">
                <text:p>0.8549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11084">
                <text:p>0.811084</text:p>
              </table:table-cell>
              <table:table-cell office:value-type="float" office:value="0.830138">
                <text:p>0.8301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92439">
                <text:p>0.792439</text:p>
              </table:table-cell>
              <table:table-cell office:value-type="float" office:value="0.811118">
                <text:p>0.8111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4947">
                <text:p>0.764947</text:p>
              </table:table-cell>
              <table:table-cell office:value-type="float" office:value="0.783197">
                <text:p>0.7831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52466">
                <text:p>0.752466</text:p>
              </table:table-cell>
              <table:table-cell office:value-type="float" office:value="0.770534">
                <text:p>0.7705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85483">
                <text:p>0.785483</text:p>
              </table:table-cell>
              <table:table-cell office:value-type="float" office:value="0.803924">
                <text:p>0.8039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62066">
                <text:p>0.762066</text:p>
              </table:table-cell>
              <table:table-cell office:value-type="float" office:value="0.780344">
                <text:p>0.7803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43303">
                <text:p>0.743303</text:p>
              </table:table-cell>
              <table:table-cell office:value-type="float" office:value="0.761071">
                <text:p>0.7610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78085">
                <text:p>0.778085</text:p>
              </table:table-cell>
              <table:table-cell office:value-type="float" office:value="0.796575">
                <text:p>0.7965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56405">
                <text:p>0.756405</text:p>
              </table:table-cell>
              <table:table-cell office:value-type="float" office:value="0.776875">
                <text:p>0.776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86331">
                <text:p>0.786331</text:p>
              </table:table-cell>
              <table:table-cell office:value-type="float" office:value="0.807507">
                <text:p>0.8075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61222">
                <text:p>0.761222</text:p>
              </table:table-cell>
              <table:table-cell office:value-type="float" office:value="0.781693">
                <text:p>0.7816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39509">
                <text:p>0.739509</text:p>
              </table:table-cell>
              <table:table-cell office:value-type="float" office:value="0.759669">
                <text:p>0.7596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74566">
                <text:p>0.774566</text:p>
              </table:table-cell>
              <table:table-cell office:value-type="float" office:value="0.795507">
                <text:p>0.7955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56257">
                <text:p>0.756257</text:p>
              </table:table-cell>
              <table:table-cell office:value-type="float" office:value="0.776537">
                <text:p>0.7765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113cm" svg:height="4.804cm" xlink:href=".." xlink:type="simple" chart:class="chart:bar" chart:style-name="ch1">
        <chart:legend chart:legend-position="end" svg:x="4.823cm" svg:y="1.854cm" style:legend-expansion="high" chart:style-name="ch2"/>
        <chart:plot-area chart:style-name="ch3" table:cell-range-address="first.B2:first.B22 first.E2:first.E22" chart:data-source-has-labels="row" svg:x="0.142cm" svg:y="0.096cm" svg:width="4.539cm" svg:height="4.612cm">
          <chartooo:coordinate-region svg:x="1.054cm" svg:y="0.295cm" svg:width="3.627cm" svg:height="3.6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irst.B3:first.B22" chart:label-cell-address="first.B2:first.B2" chart:class="chart:bar">
            <chart:data-point chart:repeated="20"/>
          </chart:series>
          <chart:series chart:style-name="ch8" chart:values-cell-range-address="first.E3:first.E22" chart:label-cell-address="first.E2:first.E2" chart:class="chart:ba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rst_after</text:p>
                <draw:g>
                  <svg:desc>first.B2:first.B2</svg:desc>
                </draw:g>
              </table:table-cell>
              <table:table-cell office:value-type="string">
                <text:p>best_after</text:p>
                <draw:g>
                  <svg:desc>first.E2:first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564">
                <text:p>0.19564</text:p>
                <draw:g>
                  <svg:desc>first.B3:first.B22</svg:desc>
                </draw:g>
              </table:table-cell>
              <table:table-cell office:value-type="float" office:value="0.19564">
                <text:p>0.19564</text:p>
                <draw:g>
                  <svg:desc>first.E3:first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8728">
                <text:p>0.168728</text:p>
              </table:table-cell>
              <table:table-cell office:value-type="float" office:value="0.17202">
                <text:p>0.172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0031">
                <text:p>0.150031</text:p>
              </table:table-cell>
              <table:table-cell office:value-type="float" office:value="0.153618">
                <text:p>0.1536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6439">
                <text:p>0.126439</text:p>
              </table:table-cell>
              <table:table-cell office:value-type="float" office:value="0.129554">
                <text:p>0.1295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9824">
                <text:p>0.099824</text:p>
              </table:table-cell>
              <table:table-cell office:value-type="float" office:value="0.102399">
                <text:p>0.1023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07134">
                <text:p>0.0807134</text:p>
              </table:table-cell>
              <table:table-cell office:value-type="float" office:value="0.082809">
                <text:p>0.0828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75978">
                <text:p>0.0575978</text:p>
              </table:table-cell>
              <table:table-cell office:value-type="float" office:value="0.0592054">
                <text:p>0.0592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66768">
                <text:p>0.0366768</text:p>
              </table:table-cell>
              <table:table-cell office:value-type="float" office:value="0.037788">
                <text:p>0.0377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25756">
                <text:p>0.0125756</text:p>
              </table:table-cell>
              <table:table-cell office:value-type="float" office:value="0.0132635">
                <text:p>0.01326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93829">
                <text:p>0.0493829</text:p>
              </table:table-cell>
              <table:table-cell office:value-type="float" office:value="0.0507655">
                <text:p>0.05076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84237">
                <text:p>0.0284237</text:p>
              </table:table-cell>
              <table:table-cell office:value-type="float" office:value="0.0294302">
                <text:p>0.02943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984296">
                <text:p>0.00984296</text:p>
              </table:table-cell>
              <table:table-cell office:value-type="float" office:value="0.0105024">
                <text:p>0.01050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32506">
                <text:p>0.0432506</text:p>
              </table:table-cell>
              <table:table-cell office:value-type="float" office:value="0.044589">
                <text:p>0.0445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89781">
                <text:p>0.0189781</text:p>
              </table:table-cell>
              <table:table-cell office:value-type="float" office:value="0.0198152">
                <text:p>0.01981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58859">
                <text:p>0.0558859</text:p>
              </table:table-cell>
              <table:table-cell office:value-type="float" office:value="0.057613">
                <text:p>0.0576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36991">
                <text:p>0.0336991</text:p>
              </table:table-cell>
              <table:table-cell office:value-type="float" office:value="0.0349392">
                <text:p>0.03493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8606">
                <text:p>0.0108606</text:p>
              </table:table-cell>
              <table:table-cell office:value-type="float" office:value="0.0115244">
                <text:p>0.01152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62484">
                <text:p>0.0462484</text:p>
              </table:table-cell>
              <table:table-cell office:value-type="float" office:value="0.047812">
                <text:p>0.0478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33541">
                <text:p>0.0233541</text:p>
              </table:table-cell>
              <table:table-cell office:value-type="float" office:value="0.0243095">
                <text:p>0.02430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372121">
                <text:p>0.00372121</text:p>
              </table:table-cell>
              <table:table-cell office:value-type="float" office:value="0.00415267">
                <text:p>0.004152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294cm" svg:height="4.141cm" xlink:href=".." xlink:type="simple" chart:class="chart:bar" chart:style-name="ch1">
        <chart:legend chart:legend-position="end" svg:x="5.031cm" svg:y="1.522cm" style:legend-expansion="high" chart:style-name="ch2"/>
        <chart:plot-area chart:style-name="ch3" table:cell-range-address="first.C2:first.C22 first.F2:first.F22" chart:data-source-has-labels="row" svg:x="0.145cm" svg:y="0.082cm" svg:width="4.741cm" svg:height="3.977cm">
          <chartooo:coordinate-region svg:x="1.137cm" svg:y="0.281cm" svg:width="3.749cm" svg:height="2.9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irst.C3:first.C22" chart:label-cell-address="first.C2:first.C2" chart:class="chart:bar">
            <chart:data-point chart:repeated="20"/>
          </chart:series>
          <chart:series chart:style-name="ch8" chart:values-cell-range-address="first.F3:first.F22" chart:label-cell-address="first.F2:first.F2" chart:class="chart:ba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rst_time</text:p>
                <draw:g>
                  <svg:desc>first.C2:first.C2</svg:desc>
                </draw:g>
              </table:table-cell>
              <table:table-cell office:value-type="string">
                <text:p>best_time</text:p>
                <draw:g>
                  <svg:desc>first.F2:first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3">
                <text:p>273</text:p>
                <draw:g>
                  <svg:desc>first.C3:first.C22</svg:desc>
                </draw:g>
              </table:table-cell>
              <table:table-cell office:value-type="float" office:value="285">
                <text:p>285</text:p>
                <draw:g>
                  <svg:desc>first.F3:first.F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8">
                <text:p>318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5">
                <text:p>415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9">
                <text:p>64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4">
                <text:p>354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4">
                <text:p>324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7">
                <text:p>307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6">
                <text:p>316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7">
                <text:p>327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3">
                <text:p>303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3">
                <text:p>323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1">
                <text:p>311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4">
                <text:p>374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3">
                <text:p>383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9">
                <text:p>359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3">
                <text:p>333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">
                <text:p>300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1">
                <text:p>301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9">
                <text:p>299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2">
                <text:p>302</text:p>
              </table:table-cell>
              <table:table-cell office:value-type="float" office:value="991">
                <text:p>9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